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family="paragraph">
      <style:paragraph-properties fo:margin-left="0in">
        <style:tab-stops/>
      </style:paragraph-properties>
    </style:style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5" style:family="paragraph"/>
    <style:style style:name="P16" style:parent-style-name="ListParagraph" style:list-style-name="LFO5" style:family="paragraph"/>
    <style:style style:name="P17" style:parent-style-name="ListParagraph" style:list-style-name="LFO5" style:family="paragraph"/>
    <style:style style:name="P18" style:parent-style-name="Normal" style:family="paragraph">
      <style:paragraph-properties fo:margin-left="0.25in">
        <style:tab-stops/>
      </style:paragraph-properties>
    </style:style>
    <style:style style:name="P19" style:parent-style-name="ListParagraph" style:list-style-name="LFO6" style:family="paragraph"/>
    <style:style style:name="P20" style:parent-style-name="ListParagraph" style:list-style-name="LFO6" style:family="paragraph"/>
    <style:style style:name="P21" style:parent-style-name="ListParagraph" style:list-style-name="LFO6" style:family="paragraph"/>
    <style:style style:name="P22" style:parent-style-name="ListParagraph" style:list-style-name="LFO6" style:family="paragraph"/>
  </office:automatic-styles>
  <office:body>
    <office:text text:use-soft-page-breaks="true">
      <text:p text:style-name="P1">Base Mission Architecture</text:p>
      <text:list text:style-name="LFO1" text:continue-numbering="true">
        <text:list-item>
          <text:p text:style-name="P2">Leave ISS in Low Earth Orbit(LEO), using an Oberth gravity assist from the Moon to travel to Mars.<text:s/></text:p>
        </text:list-item>
        <text:list-item>
          <text:p text:style-name="P3">Arrive at elliptical orbit around Mars after (8?) months.</text:p>
        </text:list-item>
        <text:list-item>
          <text:p text:style-name="P4">Using aerobraking, circularize orbit over time.</text:p>
        </text:list-item>
        <text:list-item>
          <text:p text:style-name="P5">Depart Mars</text:p>
        </text:list-item>
        <text:list-item>
          <text:p text:style-name="P6">Arrive at elliptical orbit Earth about (9?) months later.</text:p>
        </text:list-item>
        <text:list-item>
          <text:p text:style-name="P7">Use aerobraking to circularize Earth orbit to rendezvous with ISS</text:p>
        </text:list-item>
      </text:list>
      <text:p text:style-name="ListParagraph"/>
      <text:p text:style-name="P8">Crew</text:p>
      <text:list text:style-name="LFO2" text:continue-numbering="true">
        <text:list-item>
          <text:p text:style-name="P9">First Pilot</text:p>
        </text:list-item>
        <text:list-item>
          <text:p text:style-name="P10">Second Pilot</text:p>
        </text:list-item>
        <text:list-item>
          <text:p text:style-name="P11">First Geologist</text:p>
        </text:list-item>
        <text:list-item>
          <text:p text:style-name="P12">Second Geologist</text:p>
        </text:list-item>
        <text:list-item>
          <text:p text:style-name="P13">Engineer</text:p>
        </text:list-item>
        <text:list-item>
          <text:p text:style-name="P14">Flight Surgeon<text:s/>and Biologist</text:p>
        </text:list-item>
      </text:list>
      <text:p text:style-name="Normal">Roles to be Assigned</text:p>
      <text:list text:style-name="LFO5" text:continue-numbering="true">
        <text:list-item>
          <text:p text:style-name="P15">Commander (Could change based on whether on ship or planet.)</text:p>
        </text:list-item>
        <text:list-item>
          <text:p text:style-name="P16">Chaplain / Psychologist / Morale Officer</text:p>
        </text:list-item>
        <text:list-item>
          <text:p text:style-name="P17">Nutritionist / Cook</text:p>
        </text:list-item>
      </text:list>
      <text:p text:style-name="P18">Comment: Commander has been traditionally a pilot, but doesn’t have to be. Could have different commanders based on whether in flight or on ground. Chaplain and Cook roles could perhaps best be served by Flight Surgeon.</text:p>
      <text:p text:style-name="Normal">Equipment</text:p>
      <text:list text:style-name="LFO6" text:continue-numbering="true">
        <text:list-item>
          <text:p text:style-name="P19">Mars Lander (est. 35 kgs)</text:p>
        </text:list-item>
        <text:list-item>
          <text:p text:style-name="P20">Mars Habitat</text:p>
        </text:list-item>
        <text:list-item>
          <text:p text:style-name="P21">Scientific Equipment</text:p>
        </text:list-item>
        <text:list-item>
          <text:p text:style-name="P22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arl</meta:initial-creator>
    <dc:creator>Carl</dc:creator>
    <meta:creation-date>2018-05-04T19:17:00Z</meta:creation-date>
    <dc:date>2018-05-04T19:44:00Z</dc:date>
    <meta:template xlink:href="Normal" xlink:type="simple"/>
    <meta:editing-cycles>1</meta:editing-cycles>
    <meta:editing-duration>PT1620S</meta:editing-duration>
    <meta:document-statistic meta:page-count="1" meta:paragraph-count="1" meta:word-count="134" meta:character-count="903" meta:row-count="6" meta:non-whitespace-character-count="770"/>
  </office:meta>
</office:document-meta>
</file>